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318cm" fo:margin-bottom="0cm" style:contextual-spacing="false"/>
      <style:text-properties fo:color="#111111" loext:opacity="100%" style:font-name="Roboto" fo:font-size="10.5pt" officeooo:paragraph-rsid="001be7b4" style:font-size-asian="10.5pt" style:font-size-complex="10.5pt"/>
    </style:style>
    <style:style style:name="P2" style:family="paragraph" style:parent-style-name="Normal_20__28_Web_29_">
      <style:paragraph-properties fo:margin-top="0.318cm" fo:margin-bottom="0cm" style:contextual-spacing="false"/>
      <style:text-properties officeooo:paragraph-rsid="001be7b4"/>
    </style:style>
    <style:style style:name="P3" style:family="paragraph" style:parent-style-name="Normal_20__28_Web_29_">
      <style:paragraph-properties fo:margin-top="0cm" fo:margin-bottom="0cm" style:contextual-spacing="false"/>
      <style:text-properties officeooo:paragraph-rsid="001be7b4"/>
    </style:style>
    <style:style style:name="T1" style:family="text">
      <style:text-properties fo:color="#111111" loext:opacity="100%" style:font-name="Roboto"/>
    </style:style>
    <style:style style:name="T2" style:family="text">
      <style:text-properties fo:color="#111111" loext:opacity="100%" style:font-name="Roboto" fo:font-size="10.5pt" officeooo:rsid="000cec2f" style:font-size-asian="10.5pt" style:font-size-complex="10.5pt"/>
    </style:style>
    <style:style style:name="T3" style:family="text">
      <style:text-properties fo:color="#111111" loext:opacity="100%" style:font-name="Roboto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3"><text:span text:style-name="T2">La serie</text:span><text:span text:style-name="T3"> comienza con la mujer del alcalde, María, saliendo de su casa para ir a trabajar. De repente, un grupo de hombres armados la secuestran y huyen en un coche. El secuestro es por encargo de un mafioso y cacique del pueblo donde su marido es el alcalde el cual es enemigo acérrimo del alcalde y para vengarse a encargado el secuestro de su mujer <text:s text:c="2"/>la noticia del secuestro es comunicada inmediatamente a los cuerpos de seguridad del estado.</text:span></text:p>
      <text:p text:style-name="P2" loext:marker-style-name="T3"><text:span text:style-name="T3">La Guardia Civil encarga aun cuerpo de elite altamente secreto y especializado en mafias una investigación exhaustiva para encontrar a los secuestradores y rescatar a María. Después de una minuciosa y exhaustiva investigación de búsqueda, finalmente encuentran el lugar donde María está siendo retenida. Este cuerpo en colaboración con la Guardia Civil prepara una operación especial para rescatarla.</text:span></text:p>
      <text:p text:style-name="P2" loext:marker-style-name="T3"><text:span text:style-name="T3">En una emocionante escena de acción, las fuerzas especiales de la Guardia Civil irrumpen en el lugar donde María está siendo retenida y logran rescatarla. Los secuestradores son capturados y llevados ante la justicia.</text:span></text:p>
      <text:p text:style-name="P2" loext:marker-style-name="T3"><text:span text:style-name="T3">La película termina con María siendo reunida con su esposo y su familia. La Guardia Civil es felicitada por su valentía y dedicación en la lucha contra el crimen.</text:span></text:p>
      <text:p text:style-name="P1" loext:marker-style-name="T3"/>
      <text:p text:style-name="P3" loext:marker-style-name="T1"><text:span text:style-name="T1">Hola, este es Bing. Te agradezco que me hayas pedido ayuda para mejorar tu guion. He intentado hacerlo más expresivo y con más acción, siguiendo la trama que me has dado. Este es el resultado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9:12:27.116000000</meta:creation-date>
    <dc:date>2024-03-31T19:13:41.960000000</dc:date>
    <meta:editing-duration>PT1M15S</meta:editing-duration>
    <meta:editing-cycles>1</meta:editing-cycles>
    <meta:document-statistic meta:table-count="0" meta:image-count="0" meta:object-count="0" meta:page-count="1" meta:paragraph-count="5" meta:word-count="236" meta:character-count="1417" meta:non-whitespace-character-count="1184"/>
    <meta:generator>LibreOffice/24.2.1.2$Windows_X86_64 LibreOffice_project/db4def46b0453cc22e2d0305797cf981b68ef5ac</meta:generator>
  </office:meta>
</office:document-meta>
</file>